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aa29e"/>
    </style:style>
    <style:style style:name="P2" style:family="paragraph" style:parent-style-name="Text_20_body">
      <style:text-properties officeooo:paragraph-rsid="001b5fc8"/>
    </style:style>
    <style:style style:name="P3" style:family="paragraph" style:parent-style-name="Text_20_body">
      <style:text-properties officeooo:rsid="001aa29e"/>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size="14pt" fo:font-weight="bold" officeooo:rsid="001aa29e" style:font-size-asian="14pt" style:font-weight-asian="bold" style:font-size-complex="14pt" style:font-weight-complex="bold"/>
    </style:style>
    <style:style style:name="P7" style:family="paragraph" style:parent-style-name="Text_20_body">
      <style:text-properties officeooo:paragraph-rsid="0029e1d2"/>
    </style:style>
    <style:style style:name="P8" style:family="paragraph" style:parent-style-name="Text_20_body">
      <style:text-properties style:font-name="Liberation Serif" fo:font-size="12pt" officeooo:rsid="0029e1d2" officeooo:paragraph-rsid="0029e1d2" style:font-size-asian="12pt" style:font-size-complex="12pt"/>
    </style:style>
    <style:style style:name="P9" style:family="paragraph" style:parent-style-name="Heading_20_1">
      <style:text-properties fo:font-size="13pt" style:font-size-asian="13pt" style:font-size-complex="13pt"/>
    </style:style>
    <style:style style:name="T1" style:family="text">
      <style:text-properties officeooo:rsid="001aa29e"/>
    </style:style>
    <style:style style:name="T2" style:family="text">
      <style:text-properties officeooo:rsid="001b5fc8"/>
    </style:style>
    <style:style style:name="T3" style:family="text">
      <style:text-properties style:font-name="Calibri" fo:font-size="11pt" style:font-size-asian="11pt" style:font-name-complex="Calibri" style:font-size-complex="11pt"/>
    </style:style>
    <style:style style:name="T4" style:family="text">
      <style:text-properties style:font-name="Calibri" fo:font-size="11pt" officeooo:rsid="00337233" style:font-size-asian="11pt" style:font-name-complex="Calibri" style:font-size-complex="11pt"/>
    </style:style>
    <style:style style:name="T5" style:family="text">
      <style:text-properties style:font-name="Calibri" fo:font-size="11pt" officeooo:rsid="003402ba" style:font-size-asian="11pt" style:font-name-complex="Calibri" style:font-size-complex="11pt"/>
    </style:style>
    <style:style style:name="T6" style:family="text">
      <style:text-properties style:font-name="Calibri" fo:font-size="11pt" officeooo:rsid="001effc5" style:font-size-asian="11pt" style:font-name-complex="Calibri" style:font-size-complex="11pt"/>
    </style:style>
    <style:style style:name="T7" style:family="text">
      <style:text-properties style:font-name="Calibri" fo:font-size="11pt" officeooo:rsid="003cd8b0" style:font-size-asian="11pt" style:font-name-complex="Calibri" style:font-size-complex="11pt"/>
    </style:style>
    <style:style style:name="T8" style:family="text">
      <style:text-properties style:font-name="Calibri" fo:font-size="11pt" officeooo:rsid="003e3e3e" style:font-size-asian="11pt" style:font-name-complex="Calibri" style:font-size-complex="11pt"/>
    </style:style>
    <style:style style:name="T9" style:family="text">
      <style:text-properties style:font-name="Calibri" fo:font-size="11pt" officeooo:rsid="002acc08" style:font-size-asian="11pt" style:font-name-complex="Calibri" style:font-size-complex="11pt"/>
    </style:style>
    <style:style style:name="T10" style:family="text">
      <style:text-properties style:font-name="Calibri" fo:font-size="11pt" fo:font-weight="bold" officeooo:rsid="003cd8b0" style:font-size-asian="11pt" style:font-weight-asian="bold" style:font-name-complex="Calibri" style:font-size-complex="11pt" style:font-weight-complex="bold"/>
    </style:style>
    <style:style style:name="T11" style:family="text">
      <style:text-properties style:font-name="Calibri" fo:font-size="11pt" fo:font-weight="bold" officeooo:rsid="003e3e3e" style:font-size-asian="11pt" style:font-weight-asian="bold" style:font-name-complex="Calibri" style:font-size-complex="11pt" style:font-weight-complex="bold"/>
    </style:style>
    <style:style style:name="T12" style:family="text">
      <style:text-properties style:font-name="Calibri" fo:font-size="11pt" fo:font-weight="normal" officeooo:rsid="004300f6" style:font-size-asian="11pt" style:font-weight-asian="normal" style:font-name-complex="Calibri" style:font-size-complex="11pt" style:font-weight-complex="normal"/>
    </style:style>
    <style:style style:name="T13" style:family="text">
      <style:text-properties style:font-name="Calibri" fo:font-size="11pt" fo:font-weight="normal" officeooo:rsid="0029e1d2" style:font-size-asian="11pt" style:font-weight-asian="normal" style:font-name-complex="Calibri" style:font-size-complex="11pt" style:font-weight-complex="normal"/>
    </style:style>
    <style:style style:name="T14" style:family="text">
      <style:text-properties officeooo:rsid="002099cc"/>
    </style:style>
    <style:style style:name="T15" style:family="text">
      <style:text-properties officeooo:rsid="00216ed3"/>
    </style:style>
    <style:style style:name="T16" style:family="text">
      <style:text-properties fo:font-weight="bold" style:font-weight-asian="bold" style:font-weight-complex="bold"/>
    </style:style>
    <style:style style:name="T17" style:family="text">
      <style:text-properties fo:font-weight="bold" officeooo:rsid="001aa29e" style:font-weight-asian="bold" style:font-weight-complex="bold"/>
    </style:style>
    <style:style style:name="T18" style:family="text">
      <style:text-properties fo:font-weight="bold" officeooo:rsid="0029e1d2" style:font-weight-asian="bold" style:font-weight-complex="bold"/>
    </style:style>
    <style:style style:name="T19" style:family="text">
      <style:text-properties officeooo:rsid="0026c04c"/>
    </style:style>
    <style:style style:name="T20" style:family="text">
      <style:text-properties officeooo:rsid="0029e1d2"/>
    </style:style>
    <style:style style:name="T21" style:family="text">
      <style:text-properties fo:font-size="11pt" style:font-size-asian="11pt" style:font-name-complex="Calibri" style:font-size-complex="11pt"/>
    </style:style>
    <style:style style:name="T22" style:family="text">
      <style:text-properties fo:font-size="11pt" officeooo:rsid="003e3e3e" style:font-size-asian="11pt" style:font-name-complex="Calibri" style:font-size-complex="11pt"/>
    </style:style>
    <style:style style:name="T23" style:family="text">
      <style:text-properties style:font-name-complex="Calibri"/>
    </style:style>
    <style:style style:name="T24" style:family="text">
      <style:text-properties officeooo:rsid="003e3e3e" style:font-name-complex="Calibri"/>
    </style:style>
    <style:style style:name="T25" style:family="text">
      <style:text-properties officeooo:rsid="002acc0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ext:span text:style-name="T1">P</text:span>rocès-verbal de l'assemblée générale constitutive de l'association <text:span text:style-name="T20">A3C Presqu’île</text:span></text:h>
      <text:p text:style-name="P6"/>
      <text:p text:style-name="Text_20_body"><text:span text:style-name="T18">A3C Presqu’île</text:span><text:span text:style-name="T17"> </text:span>Association à but non lucratif de droit français régie par la loi du 1er juillet 1901</text:p>
      <text:p text:style-name="P3">1 rue du Languernais 44350 St Molf </text:p>
      <text:p text:style-name="Text_20_body"/>
      <text:p text:style-name="Text_20_body"><text:bookmark text:name="u6301-14"/><text:span text:style-name="T16">Procès-verbal</text:span><text:bookmark text:name="u6301-17"/><text:span text:style-name="T16"> de l’assemblée générale constitutive du </text:span><text:span text:style-name="T17">2 avril 2019</text:span></text:p>
      <text:p text:style-name="P1">Le <text:span text:style-name="T1">2 avril 2019</text:span> <text:s/>à <text:span text:style-name="T1">10 heures</text:span>, <text:span text:style-name="T1">au</text:span> <text:span text:style-name="T1">1 rue du Languernais 44350 St Molf</text:span>, s’est réunie l’assemblée générale constitutive ci-après relatée pour statuer sur la création d’une association.</text:p>
      <text:p text:style-name="Text_20_body">Il a été établi une feuille de présence signée par chaque personne entrant en séance, ci-annexée.</text:p>
      <text:p text:style-name="Text_20_body">L'assemblée générale désigne <text:bookmark text:name="u6301-31"/><text:s/><text:span text:style-name="T1">Régis Leruste</text:span>, en qualité de président de séance et <text:bookmark text:name="u6301-33"/><text:span text:style-name="T19">Marie Surel</text:span>, en qualité de secrétaire de séance.</text:p>
      <text:p text:style-name="Text_20_body">La feuille de présence est certifiée exacte et sincère par le président de séance et l<text:span text:style-name="T20">a</text:span> secrétaire de séance.</text:p>
      <text:p text:style-name="P5"><text:bookmark text:name="u6301-71"/>1. Première résolution – Constitution de l’association</text:p>
      <text:p text:style-name="Text_20_body">L’assemblée générale, après en avoir discuté, décide de constituer une association régie par la loi du 1er juillet 1901 modifiée et ses textes d’application.</text:p>
      <text:p text:style-name="P7">S<text:span text:style-name="T14">on titre </text:span>est : <text:bookmark text:name="u6301-75"/><text:span text:style-name="T10">A</text:span><text:span text:style-name="T7">ssociation de </text:span><text:span text:style-name="T10">C</text:span><text:span text:style-name="T7">oncept </text:span><text:span text:style-name="T10">C</text:span><text:span text:style-name="T7">ulinaire </text:span><text:span text:style-name="T11">C</text:span><text:span text:style-name="T8">réatif de la </text:span><text:span text:style-name="T13">p</text:span><text:span text:style-name="T8">resqu’île de Guérande.</text:span></text:p>
      <text:p text:style-name="P8"><text:span text:style-name="T24">S</text:span><text:span text:style-name="T23">on nom est : A3C Presqu’île</text:span></text:p>
      <text:p text:style-name="Text_20_body">Son objet est :</text:p>
      <text:p text:style-name="P7"><text:span text:style-name="T9">A3C Presqu’île</text:span><text:span text:style-name="T4"> a pour objet de revisiter le concept culinaire traditionnel en faisant évoluer l’art de la table. </text:span><text:span text:style-name="T5">Les objectifs principaux sont</text:span><text:span text:style-name="T4"> la préservation </text:span><text:span text:style-name="T6">nutritionnelle </text:span><text:span text:style-name="T4">des aliments, le gain d’énergie </text:span><text:span text:style-name="T5">et le bien-être de la personne.</text:span> </text:p>
      <text:p text:style-name="P2">Son siège social est fixé : <text:span text:style-name="T1">1 rue du Languernais 44350 St Molf </text:span>.</text:p>
      <text:p text:style-name="Text_20_body">L’association sera déclarée et rendue publique conformément aux articles 5 et 6 de la loi du 1er juillet 1901. Elle disposera donc de la personnalité morale.</text:p>
      <text:p text:style-name="Text_20_body"><text:bookmark text:name="u6301-90"/><text:bookmark text:name="u6301-92"/>Cette résolution est adoptée à l’unanimité.</text:p>
      <text:p text:style-name="P5"><text:bookmark text:name="u6301-94"/>2. Deuxième résolution – Adoption des statuts</text:p>
      <text:p text:style-name="Text_20_body"><text:bookmark text:name="u6301-99"/><text:bookmark text:name="u6301-101"/>Cette résolution est adoptée à l’unanimité.</text:p>
      <text:p text:style-name="P5"><text:bookmark text:name="u6301-105"/>3. Troisième résolution – Nomination des membres du <text:span text:style-name="T2">bureau</text:span></text:p>
      <text:p text:style-name="Text_20_body">Les candidats s’étant fait connaître et s’étant présentés, l’assemblée générale décide de nommer en qualité d<text:span text:style-name="T2">e membres du bureau</text:span>, pour une durée d’<text:span text:style-name="T15">un </text:span>exercice socia<text:span text:style-name="T15">l</text:span> arrivant donc en principe à échéance le <text:span text:style-name="T2">2 avril 2020</text:span> :</text:p>
      <text:p text:style-name="P2">- <text:span text:style-name="T15">Régis Leruste - Président</text:span></text:p>
      <text:p text:style-name="P2">- <text:bookmark text:name="u6301-117"/><text:span text:style-name="T19">Bruno Leruste - Trésorier </text:span></text:p>
      <text:p text:style-name="P4"><text:soft-page-break/>Les <text:span text:style-name="T2">membres du bureau </text:span>ainsi nommés déclarent chacun qu’ils acceptent leurs fonctions et qu’ils ne font l'objet d'aucune interdiction ou incapacité susceptible d'en empêcher l'exercice.</text:p>
      <text:p text:style-name="Text_20_body"><text:bookmark text:name="u6301-122"/>Cette résolution est adoptée à l’unanimité<text:bookmark text:name="u6301-123"/>.</text:p>
      <text:p text:style-name="P5"><text:bookmark text:name="u6301-126"/>4. Quatrième résolution – Pouvoirs pour l’accomplissement des formalités</text:p>
      <text:p text:style-name="Text_20_body">L'assemblée générale donne tous pouvoirs au porteur d’un original ou d’une copie des présentes pour accomplir toutes les formalités requises en conséquence des présentes, notamment les formalités de déclaration, de publicité <text:bookmark text:name="u6301-128"/>et de demande d’attribution d’un numéro SIREN.</text:p>
      <text:p text:style-name="Text_20_body"><text:bookmark text:name="u6301-131"/>Cette résolution est adoptée à l’unanimité<text:bookmark text:name="u6301-132"/>.</text:p>
      <text:p text:style-name="Text_20_body">L'ordre du jour étant épuisé et personne ne demandant plus la parole, la séance est levée à <text:span text:style-name="T25">11H13</text:span>.</text:p>
      <text:p text:style-name="Text_20_body">En foi de quoi a été dressé le présent procès-verbal, paraphé et signé par le président de séance et l<text:span text:style-name="T25">a</text:span> secrétaire de séance.</text:p>
      <text:p text:style-name="Text_20_body"> </text:p>
      <text:p text:style-name="Text_20_body">Le président de séance</text:p>
      <text:p text:style-name="Text_20_body"/>
      <text:p text:style-name="Text_20_body"><text:bookmark text:name="u6301-146"/>L<text:span text:style-name="T19">a</text:span> secrétaire de séanc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9T11:09:43.217466270</meta:creation-date>
    <dc:date>2019-04-02T11:14:22.964134360</dc:date>
    <meta:editing-duration>PT1H21M44S</meta:editing-duration>
    <meta:editing-cycles>11</meta:editing-cycles>
    <meta:generator>LibreOffice/6.0.7.3$Linux_X86_64 LibreOffice_project/00m0$Build-3</meta:generator>
    <meta:print-date>2019-04-02T11:16:26.449909379</meta:print-date>
    <meta:document-statistic meta:table-count="0" meta:image-count="0" meta:object-count="0" meta:page-count="2" meta:paragraph-count="33" meta:word-count="461" meta:character-count="2944" meta:non-whitespace-character-count="2505"/>
  </office:meta>
</office:document-meta>
</file>